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6fee25" officeooo:paragraph-rsid="00c83e3d"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6fee25" officeooo:paragraph-rsid="01057da5"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bold" officeooo:rsid="006fee25" officeooo:paragraph-rsid="00c83e3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bold" officeooo:rsid="006fee25" officeooo:paragraph-rsid="01057da5" style:font-size-asian="13pt" style:font-weight-asian="bold" style:font-size-complex="13pt" style:font-weight-complex="bold"/>
    </style:style>
    <style:style style:name="T1" style:family="text">
      <style:text-properties fo:background-color="#fff200" loext:char-shading-value="0"/>
    </style:style>
    <style:style style:name="T2" style:family="text">
      <style:text-properties fo:font-style="italic" fo:font-weight="bold" fo:background-color="#fff200" loext:char-shading-value="0" style:font-style-asian="italic" style:font-weight-asian="bold" style:font-style-complex="italic"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officeooo:rsid="00ca044f"/>
    </style:style>
    <style:style style:name="T5" style:family="text">
      <style:text-properties officeooo:rsid="00cfcc59"/>
    </style:style>
    <style:style style:name="T6" style:family="text">
      <style:text-properties officeooo:rsid="00e371cc"/>
    </style:style>
    <style:style style:name="T7" style:family="text">
      <style:text-properties officeooo:rsid="00fec826"/>
    </style:style>
    <style:style style:name="T8" style:family="text">
      <style:text-properties officeooo:rsid="01136c6e"/>
    </style:style>
    <style:style style:name="T9" style:family="text">
      <style:text-properties officeooo:rsid="011671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LING WITH DATA</text:p>
      <text:p text:style-name="P2">• Rules for naming C++ variables</text:p>
      <text:p text:style-name="P2">• C++’s <text:span text:style-name="T2">built-in integer types</text:span>: unsigned long , long , unsigned <text:span text:style-name="T2">int</text:span> , int , unsigned short , <text:span text:style-name="T2">short</text:span> , char , unsigned <text:span text:style-name="T2">char</text:span> , signed char , and <text:span text:style-name="T2">bool</text:span>.</text:p>
      <text:p text:style-name="P2">• The climits file, which represents system limits for various integer types</text:p>
      <text:p text:style-name="P2">• Numeric constants of various integer types</text:p>
      <text:p text:style-name="P2">• Using the const qualifier to create symbolic constants</text:p>
      <text:p text:style-name="P2">• C++’s <text:span text:style-name="T2">built-in floating-point types</text:span>: float , double , and long double</text:p>
      <text:p text:style-name="P2">• Numeric constants of various floating-point types</text:p>
      <text:p text:style-name="P2">• C++’s arithmetic operators</text:p>
      <text:p text:style-name="P2">• Automatic type conversions</text:p>
      <text:p text:style-name="P2">• Forced type conversions (type casts)</text:p>
      <text:p text:style-name="P2"/>
      <text:p text:style-name="P2">The essence of object-oriented programming (OOP) is designing and extending your own data types. Designing your own data types represents an effort to make a type match the data. If you do this properly, you’ll find it much simpler to work with the data later. But before you can create your own types, you must know and understand the types that are built in to C++ because those types will be your building blocks.</text:p>
      <text:p text:style-name="P2"/>
      <text:p text:style-name="P2">The built-in C++ types come in two groups: <text:span text:style-name="T2">fundamental types</text:span> and <text:span text:style-name="T2">compound types</text:span>. In this</text:p>
      <text:p text:style-name="P2">chapter you’ll meet the fundamental types, which represent integers and floating-point numbers.</text:p>
      <text:p text:style-name="P2"/>
      <text:p text:style-name="P4">Simple Variables</text:p>
      <text:p text:style-name="P2"><text:span text:style-name="T4">T</text:span>he program must keep track of three fundamental properties:</text:p>
      <text:p text:style-name="P2"/>
      <text:p text:style-name="P2">• <text:span text:style-name="T2">Where</text:span> the information is stored</text:p>
      <text:p text:style-name="P2">• <text:span text:style-name="T2">What</text:span> value is kept there</text:p>
      <text:p text:style-name="P2">• <text:span text:style-name="T2">What kind</text:span> of information is stored</text:p>
      <text:p text:style-name="P2"/>
      <text:p text:style-name="P2">The <text:span text:style-name="T1">type used</text:span> in the declaration describes the<text:span text:style-name="T1"> kind of information</text:span>, and the variable name represents the value symbolically. For example, suppose Chief Lab Assistant Igor uses the following statements:</text:p>
      <text:p text:style-name="P2"/>
      <text:p text:style-name="P2">int braincount;</text:p>
      <text:p text:style-name="P2">braincount = 5;</text:p>
      <text:p text:style-name="P2"/>
      <text:p text:style-name="P2">These statements tell the program that it is storing an integer and that the name braincount</text:p>
      <text:p text:style-name="P2">represents the integer’s value, 5 in this case. In essence, the program locates a chunk of memory large enough to hold an integer, notes the location, assigns the label braincount to the location, and copies the value 5 into the location.</text:p>
      <text:p text:style-name="P2"/>
      <text:p text:style-name="P4">Names for Variables</text:p>
      <text:p text:style-name="P2">C++ encourages you to use meaningful names for variables. <text:span text:style-name="T5">(see pg 89)</text:span></text:p>
      <text:p text:style-name="P2"/>
      <text:p text:style-name="P4">Integer Types</text:p>
      <text:p text:style-name="P2">Integers are numbers with <text:span text:style-name="T1">no fractional part</text:span>, such as 2, 98, –5286, and 0. There are lots of</text:p>
      <text:p text:style-name="P2">integers, assuming that you consider an infinite number to be a lot, so no finite amount of</text:p>
      <text:p text:style-name="P2"><text:soft-page-break/>computer memory can represent all possible integers. Thus, a language can represent only a</text:p>
      <text:p text:style-name="P2">subset of all integers. The various C++ integer types differ in the amount of memory they use to hold an integer. A larger block of memory can represent a larger range in integer values. Also, some types (signed types) can represent both positive and negative values, whereas others (unsigned types) can’t represent negative values. The usual term for describing the <text:span text:style-name="T1">amount of memory used for an integer is</text:span> <text:span text:style-name="T2">width</text:span>. The more memory a value uses, the wider it is. C++’s basic integer types, in order of increasing width, are char , short , int , and long.</text:p>
      <text:p text:style-name="P2"/>
      <text:p text:style-name="P4">The short , int , and long Integer Types</text:p>
      <text:p text:style-name="P2">Computer memory consists of units called bits . By using different numbers of bits to store values, the C++ types short , int , and long can represent up to three different integer widths.</text:p>
      <text:p text:style-name="P2"/>
      <text:p text:style-name="P4">Bits and Bytes</text:p>
      <text:p text:style-name="P2">The fundamental unit of computer memory is the <text:span text:style-name="T2">bit</text:span>. Think of a bit as an electronic switch that you can set to either off or on. An 8-bit chunk of memory can be set to 256 different combinations. <text:span text:style-name="T1">The number 256 comes from the fact that each bit has two possible settings</text:span>, making the total number of combinations for 8 bits 2 × 2 × 2 × 2 × 2 × 2 × 2 × 2, or 256. Thus, an 8-bit unit can represent, say, the values 0 through 255 or the values –128 through 127. Each additional bit doubles the number of combinations. This means you can set a 16-bit unit to 65,536 different values and a 32-bit unit to 4,294,672,296 different values.</text:p>
      <text:p text:style-name="P2"/>
      <text:p text:style-name="P2">A byte usually means an 8-bit unit of memory. Byte in this sense is the unit of measurement that describes the amount of memory in a computer, with a kilobyte equal to 1,024 bytes and a megabyte equal to 1,024 kilobytes. However, C++ defines byte differently. The C++ byte consists of <text:span text:style-name="T1">at least enough adjacent bits to accommodate the basic character set for the implementation</text:span>. That is, the number of possible values must equal or exceed the number of distinct characters. The differences between implementations for <text:span text:style-name="T2">type widths</text:span> can cause problems when you move a C++ program from one environment to another.</text:p>
      <text:p text:style-name="P2"/>
      <text:p text:style-name="P2">If you want to know how your system’s integers size up, you can use C++ tools to investigate <text:span text:style-name="T1">type sizes</text:span> with a program. First, the <text:span text:style-name="T2">sizeof</text:span> operator returns the size, in bytes, of a type or a variable. An operator is a <text:span text:style-name="T1">built-in language element</text:span> that operates on one or more items to produce a value. Note that the meaning of byte is implementation dependent, so a 2-byte int could be 16 bits on one system and 32 bits on another. Second, the climits header file (or, for older implementations, the limits.h header file) contains information about integer type limits.</text:p>
      <text:p text:style-name="P2"/>
      <text:p text:style-name="P2">For example, it defines <text:span text:style-name="T3">INT_MAX</text:span> as the largest possible int value and CHAR_BIT as the number of bits in a byte. <text:span text:style-name="T6">(see pg 94 and 95)</text:span></text:p>
      <text:p text:style-name="P2"/>
      <text:p text:style-name="P4">Initialization</text:p>
      <text:p text:style-name="P2">Initialization combines assignment with declaration. For example, the statement</text:p>
      <text:p text:style-name="P2"/>
      <text:p text:style-name="P2">int n_int = INT_MAX;</text:p>
      <text:p text:style-name="P2"/>
      <text:p text:style-name="P2">C++ has a second initialization syntax that is not shared with C:</text:p>
      <text:p text:style-name="P2"/>
      <text:p text:style-name="P2"><text:soft-page-break/>int owls = 101; <text:s text:c="4"/>// traditional C initialization</text:p>
      <text:p text:style-name="P2">int wrens(432); <text:s text:c="3"/>// alternative C++ syntax, set wrens to 432</text:p>
      <text:p text:style-name="P2"/>
      <text:p text:style-name="P4">Symbolic Constants the Preprocessor Way</text:p>
      <text:p text:style-name="P2">#define INT_MAX 32767</text:p>
      <text:p text:style-name="P2"/>
      <text:p text:style-name="P2">Recall that the C++ compilation process first passes the source code through a preprocessor. Here #define , like #include , is a preprocessor directive. What this particular directive tells the preprocessor is this: Look through the program for instances of INT_MAX and replace each occurrence with 32767 . So the #define directive works like a global search-and-replace command in a text editor or word processor. C++ has a better way of creating symbolic constants so you won’t be using #define much. But some header files, particularly those designed to be used with both C and C++, do use it.</text:p>
      <text:p text:style-name="P2"/>
      <text:p text:style-name="P4">Choosing an Integer Type</text:p>
      <text:p text:style-name="P2">With the richness of C++ integer types, which should you use? Generally, int is set to the most “natural” integer size for the target computer. Natural size refers to the integer form</text:p>
      <text:p text:style-name="P2">that the <text:span text:style-name="T1">computer handles most efficiently</text:span>.</text:p>
      <text:p text:style-name="P2"/>
      <text:p text:style-name="P2">If you know that the variable might have to represent integer values too great for a 16-bit integer, you should use long . This is true even if int is 32 bits on your system. That way, if you transfer your program to a system with a 16-bit int , your program won’t embarrass you by suddenly failing to work properly. For portability, use long for big integers.</text:p>
      <text:p text:style-name="P2"/>
      <text:p text:style-name="P2">Using short can conserve memory if short is smaller than int . Most typically, this is important only if you have a large array of integers. (An array is a <text:span text:style-name="T2">data structure</text:span> that stores several values of the same type <text:span text:style-name="T1">sequentially </text:span>in memory.)</text:p>
      <text:p text:style-name="P2"/>
      <text:p text:style-name="P4">Integer Constants</text:p>
      <text:p text:style-name="P2">An integer constant is one you <text:span text:style-name="T1">write out explicitly</text:span>, such as 212 or 1776. C++, like C, lets you write integers in three different number bases: <text:span text:style-name="T2">base 10 </text:span>(the public favorite), <text:span text:style-name="T2">base 8</text:span> (the old Unix favorite), and <text:span text:style-name="T2">base 16</text:span> (the hardware hacker’s favorite). </text:p>
      <text:p text:style-name="P2"/>
      <text:p text:style-name="P2">C++ uses the first digit or two to identify the base of a number constant. If the first digit is in the range 1–9, the number is base 10 (decimal); thus 93 is base 10. If the first digit is 0 and the second digit is in the range 1–7, the number is base 8 (octal); thus 042 is octal and equal to 34 decimal. If the first two characters are 0x or 0X, the number is base 16 (hexadecimal); thus 0x42 is hex and equal to 66 decimal. For hexadecimal values, the characters a–f and A–F represent the hexadecimal digits corresponding to the values 10–15. 0xF is 15 and 0xA5 is 165 (10 sixteens plus 5 ones).</text:p>
      <text:p text:style-name="P2"/>
      <text:p text:style-name="P2">By the way, if you want to display a value in hexadecimal or octal form, you can use some special features of cout . Recall that the iostream header file provides the endl manipulator to give cout the message to start a new line. Similarly, it provides the dec , hex , and oct manipulators to give cout the messages to display integers in decimal, hexadecimal, and octal formats, respectively.</text:p>
      <text:p text:style-name="P2"/>
      <text:p text:style-name="P4">How C++ Decides What Type a Constant Is</text:p>
      <text:p text:style-name="P2"><text:soft-page-break/>C++ stores integer constants as type int unless there is a reason to do otherwise. An l or L suffix on an integer means the integer is a type long constant, a u or U suffix indicates an unsigned int constant, and ul (in any combination of orders and uppercase and lowercase) indicates a type unsigned long constant. (Because a lowercase l can look much like the digit 1 , you should use the uppercase L for suffixes.) For example, on a system using a 16-bit int and a 32-bit long , the number 22022 is stored in 16 bits as an int , and the number 22022L is stored in 32 bits as a long . Similarly, 22022LU and 22022UL are unsigned long .</text:p>
      <text:p text:style-name="P2"/>
      <text:p text:style-name="P2">Next, look at size. C++ has slightly different rules for decimal integers than it has for hexadecimal and octal integers. (Here decimal means base 10, just as hexadecimal means base 16; the term decimal does not necessarily imply a decimal point.) A decimal integer without a suffix is represented by the smallest of the following types that can hold it: int , long , or unsigned long .</text:p>
      <text:p text:style-name="P2"/>
      <text:p text:style-name="P4">The char Type: Characters and Small Integers</text:p>
      <text:p text:style-name="P2">It’s time to turn to the final integer type: char . As you probably suspect from its name, the</text:p>
      <text:p text:style-name="P2">char type is designed to store characters, such as letters and numeric digits. Now, whereas</text:p>
      <text:p text:style-name="P2">storing numbers is no big deal for computers, storing letters is another matter. Programming</text:p>
      <text:p text:style-name="P2">languages take the easy way out by using <text:span text:style-name="T1">number codes for letters</text:span>. cin and cout are guided by the type of variable.</text:p>
      <text:p text:style-name="P2"/>
      <text:p text:style-name="P4">A Member Function: cout.put()</text:p>
      <text:p text:style-name="P2">Just what is cout.put() , and why does it have a period in its name? The cout.put() function is your first example of an important C++ OOP concept, the member function . Remember that a class defines how to represent data and how to manipulate it. A member function belongs to a class and describes a method for manipulating class data. The ostream class, for</text:p>
      <text:p text:style-name="P2">example, has a put() member function that is designed to output characters. You can use a</text:p>
      <text:p text:style-name="P2">member function only with a particular object of that class, such as the cout object, in this</text:p>
      <text:p text:style-name="P2">case. To use a class member function with an object such as cout , you use a period to combine the object name ( cout ) with the function name ( put() ). The period is called the membership operator . The notation cout.put() means to use the class member function put() with the class object cout .</text:p>
      <text:p text:style-name="P2"/>
      <text:p text:style-name="P2">The cout.put() member function provides an alternative to using the &lt;&lt; operator to display a</text:p>
      <text:p text:style-name="P2">character. At this point you might wonder why there is any need for cout.put() . Much of the</text:p>
      <text:p text:style-name="P2">answer is historical.</text:p>
      <text:p text:style-name="P2"/>
      <text:p text:style-name="P4">char Constants <text:span text:style-name="T7">(see pg 105, pg 106)</text:span></text:p>
      <text:p text:style-name="P2">C++ has special notations, called escape sequences, for several of these characters, as shown in Table 3.2. For example, \a represents the alert character, which beeps your terminal’s speaker or rings its bell. The escape sequence \n represents a newline. And \” represents the double quotation mark as an ordinary character instead of a string delimiter.</text:p>
      <text:p text:style-name="P2"/>
      <text:p text:style-name="P4">Unicode and ISO 10646</text:p>
      <text:p text:style-name="P2">Unicode provides a solution to the representation of various character sets by providing standard numeric codes for a great number of characters and symbols, grouping them by type.</text:p>
      <text:p text:style-name="P2"/>
      <text:p text:style-name="P4"><text:soft-page-break/>For When You Need More: wchar_t</text:p>
      <text:p text:style-name="P2">Programs might have to handle character sets that don’t fit within the confines of a single 8-bit byte (for example, the Japanese kanji system). The cin and cout family consider input and output as consisting of streams of char s, so they are not suitable for handling the wchar_t type. The latest version of the iostream header file provides parallel facilities in the form of wcin and wcout for handling wchar_t streams.</text:p>
      <text:p text:style-name="P2"/>
      <text:p text:style-name="P2">Also, you can indicate a wide-character constant or string by preceding it with an L . The following code stores a wchar_t version of the letter P in the variable bob and displays a whar_t version of the word tall :</text:p>
      <text:p text:style-name="P2"/>
      <text:p text:style-name="P2">wchar_t bob = L’P’; <text:s text:c="11"/>// a wide-character constant</text:p>
      <text:p text:style-name="P2">wcout &lt;&lt; L”tall” &lt;&lt; endl; <text:s/>// outputting a wide-character string</text:p>
      <text:p text:style-name="P2"/>
      <text:p text:style-name="P4">The bool Type</text:p>
      <text:p text:style-name="P2">The ANSI/ISO C++ Standard has added a new type (new to C++, that is), called bool . It’s</text:p>
      <text:p text:style-name="P2">named in honor of the English mathematician <text:span text:style-name="T2">George Boole</text:span>, who developed a mathematical</text:p>
      <text:p text:style-name="P2">representation of the <text:span text:style-name="T2">laws of logic</text:span>. In computing, a Boolean variable is one whose value can</text:p>
      <text:p text:style-name="P2">be either true or false . In the past, C++, like C, has not had a Boolean type. The literals true and false can be converted to type int by promotion, with true converting to 1 and false to 0:</text:p>
      <text:p text:style-name="P2"/>
      <text:p text:style-name="P3">int ans = true; <text:s text:c="22"/>// ans assigned 1</text:p>
      <text:p text:style-name="P3">int promise = false; <text:s text:c="11"/>// promise assigned 0</text:p>
      <text:p text:style-name="P3"/>
      <text:p text:style-name="P3">Also, any numeric or pointer value can be converted implicitly (that is, without an explicit</text:p>
      <text:p text:style-name="P3">type cast) to a bool value. Any nonzero value converts to true , whereas a zero value converts to false :</text:p>
      <text:p text:style-name="P3"/>
      <text:p text:style-name="P3">bool start = -100; <text:s text:c="16"/>// start assigned true</text:p>
      <text:p text:style-name="P3">bool stop = 0; <text:s text:c="20"/>// stop assigned false</text:p>
      <text:p text:style-name="P3"/>
      <text:p text:style-name="P5">The const Qualifier</text:p>
      <text:p text:style-name="P3">Now let’s return to the topic of symbolic names for constants. A symbolic name can suggest what the constant represents. Also, if the program uses the constant in several places and you need to change the value, you can just change the single symbol definition.</text:p>
      <text:p text:style-name="P3"/>
      <text:p text:style-name="P3">const int MONTHS = 12; <text:s/>// Months is symbolic constant for 12</text:p>
      <text:p text:style-name="P3"/>
      <text:p text:style-name="P3">Now you can use MONTHS in a program instead of 12 .</text:p>
      <text:p text:style-name="P3"/>
      <text:p text:style-name="P3">(An lvalue is a value, such as a variable, that appears on the left side of the assignment operator.) The keyword const is termed a qualifier because it<text:span text:style-name="T1"> qualifies the meaning of a declaration</text:span>. If your background is in C, you might feel that the #define statement, which is discussed earlier, already does the job adequately. But const is better. For one thing, it lets you specify the type explicitly. Second, you can use C++’s scoping rules to limit the definition to particular functions or files.</text:p>
      <text:p text:style-name="P3"/>
      <text:p text:style-name="P5">Floating-Point Numbers</text:p>
      <text:p text:style-name="P3"><text:soft-page-break/>Now that you have seen the complete line of C++ integer types, let’s look at the floating-point types, which compose the second major group of fundamental C++ types. These numbers let you represent numbers with fractional parts. With floating-point types, you can represent numbers such as 2.5 and 3.14159 and 122442.32—that is, numbers with fractional parts. A computer stores such values in two parts. One part represents a value, and the other part scales that value up or down. The scaling factor serves to move the decimal point, hence the term floating-point .</text:p>
      <text:p text:style-name="P3"/>
      <text:p text:style-name="P3">C++ uses a similar method to represent floating-point numbers internally, except it’s based on binary numbers, so the scaling is by factors of 2 instead of by factors of 10. Fortunately, you don’t have to know much about the internal representation.</text:p>
      <text:p text:style-name="P3"/>
      <text:p text:style-name="P5">Writing Floating-Point Numbers</text:p>
      <text:p text:style-name="P3">C++ has two ways of writing floating-point numbers. The first is to use the standard decimal-point notation you’ve been using much of your life:</text:p>
      <text:p text:style-name="P3"/>
      <text:p text:style-name="P3">The second method for representing floating-point values is called E notation, and it looks like this: 3.45E6 . This means that the value 3.45 is multiplied by 1,000,000; the E6 means 10 to the 6th power, which is 1 followed by 6 zeros. Thus 3.45E6 means 3,450,000. The 6 is called an <text:span text:style-name="T2">exponent</text:span> , and the 3.45 is termed the <text:span text:style-name="T2">mantissa</text:span> . Here are more examples:</text:p>
      <text:p text:style-name="P3"/>
      <text:p text:style-name="P3">2.52e+8 <text:s text:c="2"/>// can use E or e, + is optional</text:p>
      <text:p text:style-name="P3"/>
      <text:p text:style-name="P3">As you might have noticed, E notation is most useful for very large and very small numbers.</text:p>
      <text:p text:style-name="P3">E notation guarantees that a number is stored in floating-point format, even if no decimal</text:p>
      <text:p text:style-name="P3">point is used. However, you can’t have spaces in the number, so, for example,</text:p>
      <text:p text:style-name="P3">7.2 E6 is invalid. Note that –8.33E4 means –83300. A sign in front applies to the number value, and a sign in the exponent applies to the scaling.</text:p>
      <text:p text:style-name="P3"/>
      <text:p text:style-name="P5">Floating-Point Types</text:p>
      <text:p text:style-name="P3">Like ANSI C, C++ has three floating-point types: float , double , and long double . These</text:p>
      <text:p text:style-name="P3">types are described in terms of the number of significant figures they can represent and the</text:p>
      <text:p text:style-name="P3">minimum allowable range of exponents. Significant figures are the meaningful digits in a</text:p>
      <text:p text:style-name="P3">number. You can look in the cfloat or float.h header files to find the limits for your system. ( cfloat is the C++ version of the C float.h file.)</text:p>
      <text:p text:style-name="P3"/>
      <text:p text:style-name="P5">Floating-Point Constants</text:p>
      <text:p text:style-name="P3">When you write a floating-point constant in a program, in which floating-point type does the</text:p>
      <text:p text:style-name="P3">program store it? By default, floating-point constants such as 8.24 and 2.4E8 are type double . If you want a constant to be type float , you use an f or F suffix. For type long double , you use an l or L suffix. (Because the lowercase l looks a lot like the digit 1 , the uppercase L is a better choice.)</text:p>
      <text:p text:style-name="P3"/>
      <text:p text:style-name="P5">C++ Arithmetic Operators <text:span text:style-name="T8">(see pg 118)</text:span></text:p>
      <text:p text:style-name="P5"/>
      <text:p text:style-name="P3">int wheels = 4 + 2;</text:p>
      <text:p text:style-name="P3"/>
      <text:p text:style-name="P3"><text:soft-page-break/>The values 4 and 2 are operands, the + symbol is the addition operator, and 4 expression whose value is 6.</text:p>
      <text:p text:style-name="P3"/>
      <text:p text:style-name="P5">Order of Operation: Operator Precedence and Associativity</text:p>
      <text:p text:style-name="P3">Can you trust C++ to do complicated arithmetic? Yes, but you must know the rules C++ uses. For example, many expressions involve more than one operator. That can raise questions about which operator gets applied first. For example, consider this statement:</text:p>
      <text:p text:style-name="P3"/>
      <text:p text:style-name="P3">int flyingpigs = 3 + 4 * 5; <text:s/>// 35 or 23?</text:p>
      <text:p text:style-name="P3"/>
      <text:p text:style-name="P3">The 4 appears to be an operand for both the + and * operators. When more than one operator</text:p>
      <text:p text:style-name="P3">can be applied to the same operand, C++ uses precedence rules to decide which operator is <text:span text:style-name="T9">used first. Of course, you can use </text:span>parentheses to enforce your own priorities. When two operators have the same precedence, C++ looks at whether the operators have a left-to-right associativity or a right-to-left associativity. Left-to-right associativity means that if two operators acting on the same operand have the same precedence, you apply the left-hand operator first. For right-to-left associativity, you apply the right-hand operator first.</text:p>
      <text:p text:style-name="P3"/>
      <text:p text:style-name="P3">Note that the precedence and associativity rules come into play only when two operators share the same operand.</text:p>
      <text:p text:style-name="P3"/>
      <text:p text:style-name="P5">Conversions in Expressions</text:p>
      <text:p text:style-name="P3">Consider what happens when you combine two different arithmetic types in one expression.</text:p>
      <text:p text:style-name="P3">C++ makes two kinds of automatic conversions in that case. First, some types are automatically converted whenever they occur. Second, some types are converted when they are combined with other types in an expression.</text:p>
      <text:p text:style-name="P3"/>
      <text:p text:style-name="P3">First, let’s examine the automatic conversions. When it evaluates expressions, C++ converts</text:p>
      <text:p text:style-name="P3">bool , char , unsigned char , signed char , and short values to int . In particular, true is promoted to 1 and false to 0. These conversions are termed <text:span text:style-name="T2">integral promotions</text:span>. Then there are the conversions that take place when you arithmetically combine different types, such as adding an int to a float . When an operation involves two types, the smaller is converted to the larger.</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08:26:29.988918536</meta:creation-date>
    <dc:date>2019-01-16T22:11:33.688041268</dc:date>
    <meta:editing-duration>PT10H37M26S</meta:editing-duration>
    <meta:editing-cycles>12</meta:editing-cycles>
    <meta:generator>LibreOffice/6.0.6.2$Linux_X86_64 LibreOffice_project/00m0$Build-2</meta:generator>
    <meta:document-statistic meta:table-count="0" meta:image-count="0" meta:object-count="0" meta:page-count="7" meta:paragraph-count="130" meta:word-count="3263" meta:character-count="18542" meta:non-whitespace-character-count="15322"/>
  </office:meta>
</office:document-meta>
</file>